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0e9c6a" officeooo:paragraph-rsid="000e9c6a" style:font-size-asian="31.5pt" style:font-size-complex="36pt"/>
    </style:style>
    <style:style style:name="P2" style:family="paragraph" style:parent-style-name="Standard">
      <style:text-properties fo:font-size="14pt" officeooo:rsid="000e9c6a" officeooo:paragraph-rsid="000e9c6a" style:font-size-asian="12.25pt" style:font-size-complex="14pt"/>
    </style:style>
    <style:style style:name="P3" style:family="paragraph" style:parent-style-name="Standard">
      <style:text-properties fo:font-size="14pt" officeooo:rsid="00109b8d" officeooo:paragraph-rsid="00109b8d" style:font-size-asian="12.25pt" style:font-size-complex="14pt"/>
    </style:style>
    <style:style style:name="P4" style:family="paragraph" style:parent-style-name="Standard">
      <style:text-properties fo:font-size="14pt" officeooo:rsid="00109b8d" officeooo:paragraph-rsid="0010e916" style:font-size-asian="12.25pt" style:font-size-complex="14pt"/>
    </style:style>
    <style:style style:name="P5" style:family="paragraph" style:parent-style-name="Standard">
      <style:text-properties fo:font-size="14pt" officeooo:rsid="0010ca1b" officeooo:paragraph-rsid="0010ca1b" style:font-size-asian="12.25pt" style:font-size-complex="14pt"/>
    </style:style>
    <style:style style:name="P6" style:family="paragraph" style:parent-style-name="Standard">
      <style:text-properties fo:font-size="14pt" officeooo:rsid="0010e916" officeooo:paragraph-rsid="0010e916" style:font-size-asian="12.25pt" style:font-size-complex="14pt"/>
    </style:style>
    <style:style style:name="P7" style:family="paragraph" style:parent-style-name="Standard">
      <style:text-properties fo:font-size="14pt" officeooo:rsid="0010e916" officeooo:paragraph-rsid="00111c2c" style:font-size-asian="12.25pt" style:font-size-complex="14pt"/>
    </style:style>
    <style:style style:name="P8" style:family="paragraph" style:parent-style-name="Standard">
      <style:text-properties fo:font-size="14pt" officeooo:rsid="00111c2c" officeooo:paragraph-rsid="0010e916" style:font-size-asian="12.25pt" style:font-size-complex="14pt"/>
    </style:style>
    <style:style style:name="P9" style:family="paragraph" style:parent-style-name="Standard">
      <style:text-properties fo:font-size="14pt" officeooo:rsid="00111c2c" officeooo:paragraph-rsid="00111c2c" style:font-size-asian="12.25pt" style:font-size-complex="14pt"/>
    </style:style>
    <style:style style:name="P10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size="36pt" officeooo:rsid="000e9c6a" officeooo:paragraph-rsid="000e9c6a" style:font-size-asian="31.5pt" style:font-size-complex="36pt"/>
    </style:style>
    <style:style style:name="P11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size="14pt" officeooo:rsid="00109b8d" officeooo:paragraph-rsid="00109b8d" style:font-size-asian="12.25pt" style:font-size-complex="14pt"/>
    </style:style>
    <style:style style:name="P12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size="14pt" officeooo:rsid="0010e916" officeooo:paragraph-rsid="0010e916" style:font-size-asian="12.25pt" style:font-size-complex="14pt"/>
    </style:style>
    <style:style style:name="T1" style:family="text">
      <style:text-properties officeooo:rsid="0010e916"/>
    </style:style>
    <style:style style:name="T2" style:family="text">
      <style:text-properties officeooo:rsid="00111c2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ACTICE PROBLEM DAY 6 PROB 3</text:p>
      <text:p text:style-name="P1"/>
      <text:p text:style-name="P2">1) Help user find degF or degC based on their Conversion Selection. Use Case Statement and ensure that the inputs are within the Freezing Point ( 0 °C / 32 °F ) and the Boiling Point of Water</text:p>
      <text:p text:style-name="P2"><text:s text:c="4"/>( 100 °C / 212 °F )</text:p>
      <text:p text:style-name="P2">a. degF = (degC * 9/5) + 32</text:p>
      <text:p text:style-name="P2">b. degC = (degF – 32) * 5/9</text:p>
      <text:p text:style-name="P2"/>
      <text:p text:style-name="P2"/>
      <text:p text:style-name="P5"/>
      <text:p text:style-name="P5">#!/bin/bash</text:p>
      <text:p text:style-name="P5"/>
      <text:p text:style-name="P5"/>
      <text:p text:style-name="P5">temprature(){</text:p>
      <text:p text:style-name="P5"/>
      <text:p text:style-name="P5">if [ $1 -eq 1 ]</text:p>
      <text:p text:style-name="P5">then</text:p>
      <text:p text:style-name="P5"><text:s text:c="3"/>echo -n "Enter temperature in Celsius : "</text:p>
      <text:p text:style-name="P5"><text:s text:c="3"/>read tc</text:p>
      <text:p text:style-name="P5"/>
      <text:p text:style-name="P5"><text:s text:c="3"/>tf=$(echo "scale=2;((9/5) * $tc) + 32" |bc)</text:p>
      <text:p text:style-name="P5"><text:s text:c="3"/>echo "$tc Celsius = $tf Fahrenheit"</text:p>
      <text:p text:style-name="P5">elif [ $1 -eq 2 ]</text:p>
      <text:p text:style-name="P5">then</text:p>
      <text:p text:style-name="P5"><text:s text:c="3"/>echo -n "Enter temperature in Fahrenheit : "</text:p>
      <text:p text:style-name="P5"><text:s text:c="3"/>read tf</text:p>
      <text:p text:style-name="P5"><text:s/></text:p>
      <text:p text:style-name="P5"><text:s text:c="3"/>tc=$(echo "scale=2;(5/9)*($tf-32)"|bc)</text:p>
      <text:p text:style-name="P5"><text:s text:c="3"/>echo "$tf Fahrenheit = $tc Celsius"</text:p>
      <text:p text:style-name="P5">else</text:p>
      <text:p text:style-name="P5"><text:s text:c="3"/>echo "Select the correct option please"</text:p>
      <text:p text:style-name="P5"><text:s text:c="3"/>exit 1</text:p>
      <text:p text:style-name="P5">fi</text:p>
      <text:p text:style-name="P5"/>
      <text:p text:style-name="P5"/>
      <text:p text:style-name="P5">}</text:p>
      <text:p text:style-name="P5"/>
      <text:p text:style-name="P5"/>
      <text:p text:style-name="P5">echo "Temprature Conversion System"</text:p>
      <text:p text:style-name="P5">echo "1. Convert Celsius temperature into Fahrenheit"</text:p>
      <text:p text:style-name="P5">echo "2. Convert Fahrenheit temperatures into Celsius"</text:p>
      <text:p text:style-name="P5">echo -n "Select your choice (1-2) : "</text:p>
      <text:p text:style-name="P5">read choice</text:p>
      <text:p text:style-name="P5"/>
      <text:p text:style-name="P5">temprature $choice</text:p>
      <text:p text:style-name="P11"/>
      <text:p text:style-name="P3"/>
      <text:p text:style-name="P4">2) <text:span text:style-name="T1">Write a function to check if the two numbers are Palindromes</text:span></text:p>
      <text:p text:style-name="P3"/>
      <text:p text:style-name="P3"/>
      <text:p text:style-name="P3"/>
      <text:p text:style-name="P6">#!/bin/bash</text:p>
      <text:p text:style-name="P6"/>
      <text:p text:style-name="P6"/>
      <text:p text:style-name="P6">palindrome()</text:p>
      <text:p text:style-name="P6">{</text:p>
      <text:p text:style-name="P6"/>
      <text:p text:style-name="P6">number=$1</text:p>
      <text:p text:style-name="P6">no=$1</text:p>
      <text:p text:style-name="P6"/>
      <text:p text:style-name="P6">reverse=0</text:p>
      <text:p text:style-name="P6"/>
      <text:p text:style-name="P6">while(( $no &gt; 0))</text:p>
      <text:p text:style-name="P6">do</text:p>
      <text:p text:style-name="P6"><text:s text:c="8"/>a=`expr $no % 10`</text:p>
      <text:p text:style-name="P6"><text:s text:c="8"/>n=`expr $no / 10` </text:p>
      <text:p text:style-name="P6"><text:s text:c="8"/>reverse=`expr $reverse \* 10 + $a`</text:p>
      <text:p text:style-name="P6"/>
      <text:p text:style-name="P6">done</text:p>
      <text:p text:style-name="P6">echo $reverse</text:p>
      <text:p text:style-name="P6"/>
      <text:p text:style-name="P6">if[ $number -eq $reverse ]</text:p>
      <text:p text:style-name="P6">then</text:p>
      <text:p text:style-name="P6"><text:s text:c="8"/>echo "It's a palindrome"</text:p>
      <text:p text:style-name="P6">else</text:p>
      <text:p text:style-name="P6"><text:s text:c="8"/>echo "It's not palindrome"</text:p>
      <text:p text:style-name="P6"/>
      <text:p text:style-name="P6">fi</text:p>
      <text:p text:style-name="P6">}</text:p>
      <text:p text:style-name="P6"/>
      <text:p text:style-name="P6"/>
      <text:p text:style-name="P6">read -p "Enter values" n</text:p>
      <text:p text:style-name="P6">palindrome $n </text:p>
      <text:p text:style-name="P6"/>
      <text:p text:style-name="P12"/>
      <text:p text:style-name="P6"/>
      <text:p text:style-name="P7">3) <text:span text:style-name="T2">Take a number from user and check if the number is a Prime then show that its palindrome is also prime</text:span></text:p>
      <text:p text:style-name="P9">a. Write function check if number is Prime</text:p>
      <text:p text:style-name="P9">b. Write function to get the Palindrome</text:p>
      <text:p text:style-name="P9">c. Check if the Palindrome number is also prime</text:p>
      <text:p text:style-name="P6"/>
      <text:p text:style-name="P8"/>
      <text:p text:style-name="P9"/>
      <text:p text:style-name="P9"/>
      <text:p text:style-name="P9">#!/bin/bash</text:p>
      <text:p text:style-name="P9"/>
      <text:p text:style-name="P9">prime()</text:p>
      <text:p text:style-name="P9">{</text:p>
      <text:p text:style-name="P9"><text:tab/>numo=$1</text:p>
      <text:p text:style-name="P9"><text:tab/>for((i=2; i&lt;=numo/2;i++))</text:p>
      <text:p text:style-name="P9"><text:tab/>do</text:p>
      <text:p text:style-name="P9"><text:tab/><text:tab/>if(($((numo%i))== 0))</text:p>
      <text:p text:style-name="P9"><text:tab/><text:tab/>then</text:p>
      <text:p text:style-name="P9"><text:tab/><text:tab/><text:tab/>echo "$num1 is not a prime number"</text:p>
      <text:p text:style-name="P9"><text:tab/><text:tab/><text:tab/>exit</text:p>
      <text:p text:style-name="P9"><text:tab/><text:tab/>fi</text:p>
      <text:p text:style-name="P9"/>
      <text:p text:style-name="P9"><text:tab/>done</text:p>
      <text:p text:style-name="P9"/>
      <text:p text:style-name="P9"><text:tab/> echo "$num1 is a prime number"</text:p>
      <text:p text:style-name="P9">}</text:p>
      <text:p text:style-name="P9"/>
      <text:p text:style-name="P9"/>
      <text:p text:style-name="P9"/>
      <text:p text:style-name="P9">palindrome(){</text:p>
      <text:p text:style-name="P9"><text:tab/>n=$1</text:p>
      <text:p text:style-name="P9"/>
      <text:p text:style-name="P9"><text:tab/>number=$1</text:p>
      <text:p text:style-name="P9"><text:tab/>reverse=0</text:p>
      <text:p text:style-name="P9"><text:tab/>while [ $n -gt 0 ]</text:p>
      <text:p text:style-name="P9"><text:tab/>do</text:p>
      <text:p text:style-name="P9"><text:tab/><text:tab/>a=`expr $n % 10 `</text:p>
      <text:p text:style-name="P9"><text:tab/><text:tab/>n=`expr $n / 10 `</text:p>
      <text:p text:style-name="P9"><text:tab/><text:tab/>reverse=`expr $reverse \* 10 + $a`</text:p>
      <text:p text:style-name="P9"/>
      <text:p text:style-name="P9"><text:tab/>done</text:p>
      <text:p text:style-name="P9"/>
      <text:p text:style-name="P9"><text:tab/>echo $reverse</text:p>
      <text:p text:style-name="P9"><text:tab/>if [ $number -eq $reverse ]</text:p>
      <text:p text:style-name="P9"><text:tab/>then</text:p>
      <text:p text:style-name="P9"><text:tab/><text:tab/>echo "Number is palindrome"</text:p>
      <text:p text:style-name="P9"><text:tab/>else</text:p>
      <text:p text:style-name="P9"><text:tab/><text:tab/>echo "Number is not palindrome"</text:p>
      <text:p text:style-name="P9"/>
      <text:p text:style-name="P9"><text:tab/>fi</text:p>
      <text:p text:style-name="P9"><text:tab/>prime $reverse</text:p>
      <text:p text:style-name="P9">}</text:p>
      <text:p text:style-name="P9"/>
      <text:p text:style-name="P9"/>
      <text:p text:style-name="P9">read -p "Enter a number" num</text:p>
      <text:p text:style-name="P9"/>
      <text:p text:style-name="P9">palindrome $n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22:12:45.092255814</meta:creation-date>
    <dc:date>2020-06-14T01:00:03.734733261</dc:date>
    <meta:editing-duration>PT2H5M1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93" meta:word-count="360" meta:character-count="2001" meta:non-whitespace-character-count="1615"/>
  </office:meta>
</office:document-meta>
</file>